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 and put your feet on the other side of the other leg and grab its ankle; raise your other arm over your head and lie slowly down; get back up and move your free hand to the toes of the other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return to starting positio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your feet from the front; move your butt upwards while holding the feet until the knees are stretched; go back into squ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;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your hands; crawl forward on your hands as far as possible; crawl back up again and stand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 position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up and land in a deep lunge position; jump again and switch sid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move your right knee and your left elbow together; jump in the dynamic of this moveme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slowly upright; lower it slowly back again; chose the lower reversal point something away from the body to keep up the pressure from the weigh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go into front support; raise one arm and rotate your upper body until you can touch the floor with your raised hand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start on all fours with knees rais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raise your upper body,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stand upright again; go into a squat position while holding the arms up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and push them above your head; pause there, then return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hip thrust forward;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 and support yourself on the elbow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closed to 90°, then lower them again; try to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ste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everything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cond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8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0:31:58.18827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3-21T20:20:00.647541932</dc:date>
    <meta:editing-duration>P25DT20H24M14S</meta:editing-duration>
    <meta:editing-cycles>161</meta:editing-cycles>
    <meta:document-statistic meta:table-count="1" meta:cell-count="689" meta:object-count="0"/>
  </office:meta>
</office:document-meta>
</file>